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d5a" officeooo:paragraph-rsid="001ded5a"/>
    </style:style>
    <style:style style:name="P2" style:family="paragraph" style:parent-style-name="Standard">
      <style:text-properties officeooo:rsid="001f6537" officeooo:paragraph-rsid="001f6537"/>
    </style:style>
    <style:style style:name="P3" style:family="paragraph" style:parent-style-name="Standard">
      <style:text-properties officeooo:rsid="0020d9a3" officeooo:paragraph-rsid="0020d9a3"/>
    </style:style>
    <style:style style:name="P4" style:family="paragraph" style:parent-style-name="Standard">
      <style:text-properties officeooo:rsid="0022fc8a" officeooo:paragraph-rsid="0022fc8a"/>
    </style:style>
    <style:style style:name="P5" style:family="paragraph" style:parent-style-name="Standard">
      <style:text-properties officeooo:rsid="0024efba" officeooo:paragraph-rsid="0024efba"/>
    </style:style>
    <style:style style:name="T1" style:family="text">
      <style:text-properties officeooo:rsid="00215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uniu</text:p>
      <text:p text:style-name="P2">try git again</text:p>
      <text:p text:style-name="P3">yehua</text:p>
      <text:p text:style-name="P3">creat <text:span text:style-name="T1">new branch</text:span></text:p>
      <text:p text:style-name="P4">zhufenzhi</text:p>
      <text:p text:style-name="P4"/>
      <text:p text:style-name="P5">this is the second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3:56:23.691124000</dc:date>
    <meta:editing-duration>PT55M3S</meta:editing-duration>
    <meta:editing-cycles>6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6" meta:word-count="14" meta:character-count="74" meta:non-whitespace-character-count="66"/>
  </office:meta>
</office:document-meta>
</file>